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6_46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Funeral sermon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S. B. Weil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Page 1]</text:p>
      <text:p text:style-name="P7">For a funeral/</text:p>
      <text:p text:style-name="P6">Never will I agree to the opinion of some, whose superior/ learning and saintly life I consider worthy of all/ respect, never will I agree that the purpose/ of the obsequies performed at funerals, is to bestow/ praises and to draw tears. <text:s/>No: my heart tells me/ that to be sparing <text:span text:style-name="T2">of</text:span><text:span text:style-name="T3"> in eulogies, and profuse in consolations,/ is the solemn duty of God's servants, when mourners are/ bent with anguish. <text:s/>If words of laudation could influence/ the judgment of the Most High, so that the happiness/ of the departed might increase above in proportion to/ the encomiums given here below, or if the loud weeping of/ the bereaved, could chase away distress, I would always/ search out with exceeding diligence some traits in the charac-/-ter of the deceased enabling me to dwell on their merits./ <text:s/>I would always lay great stress upon the loss sustained/ by Hebrew families, in order that the latter might sigh/ and sob and utter lamentations. <text:s/>But every instinct/ of my nature tells me that when my brother is in/ affliction; when my sister in faith is deeply pained,/ I must call to my aid what can in reality relieve sorrow./</text:span></text:p>
      <text:p text:style-name="P6"><text:span text:style-name="T3"/></text:p>
      <text:p text:style-name="P6"><text:span text:style-name="T3">[Page 2]</text:span></text:p>
      <text:p text:style-name="P6"><text:span text:style-name="T3">In the present instance, the grief may be lessened/ by the consideration that death brought a cessation of physical/ and mental suffering, yet the bereft turn to me for comfort./ <text:s/>To receive it at my hands, they asked that I--a comparative/ stranger--would officiate on this melancholy occasion./ <text:s/>My sympathies are with a widowed mother on whom will/ henceforth devolve an obligation, ever difficult but doubly/ so, when an efficient support is wanting--the support/ which a husband must lead his wife in the training of/ her children. <text:s/>To that mother I am commissioned by re-/-ligion to say: Rise above dejection, </text:span><text:soft-page-break/><text:span text:style-name="T3">centre your energies/ upon the fulfilment[sic!] of a holy task. <text:s/>Draw your dear ones/ closer to your hearts by stirring up a sense of gratitude./ <text:s/>Let them feel that their future is your study, the/ elevation of their characters your highest ambition,/ and every improvement of that son, ever advancement/ of that </text:span><text:span text:style-name="T2">daughter</text:span><text:span text:style-name="T3"> child will be to you a cup of the sweetest/ consolation. <text:s/>You will remember the dead only to connect/ with his name that of his offspring, whom you will/ have rendered worthy of a high extraction, and of whom/ you may become proud by reason of their social standing;/ because of the reverential tenderness they show to her that gave/ them birth./</text:span></text:p>
      <text:p text:style-name="P6"><text:span text:style-name="T3"/></text:p>
      <text:p text:style-name="P6"><text:span text:style-name="T3">[Page 3]</text:span></text:p>
      <text:p text:style-name="P6"><text:span text:style-name="T3">Yes, believe one, who may venture to assert that/ he speaks from experience; believe me, when I say that a/ healing to our wounds is a faithful discharge of duties, in what/-ever condition Providence may have seen fit to place us./ <text:s/>It would be unnatural to forget the comparison of our youth,/ but what nobler tribute can mortals pay to the memory/ of those beatified in immortality than to complete the good work/ left unfinished by the departed. <text:s/>May the relict of S. B. Weil/ obtain from her Creator the strength she needs to carry/ out her natural wishes, and may she behold her endea-/-vours crowned with a success that brings lasting consolation./ <text:s/>The children are young, still they can realize the loss/ they have sustained. <text:s/>To them a word may not be inap-/-propriately addressed. <text:s/>God has sent you as/ hovering angels round your family hearths. <text:s/>Your/ conduct can best enkindle joy, and dispell[sic!] gloom./ <text:s/>Every act of obedience towards your mother will/ be a blessing to her, your progress in school and/ in society will be her delight. <text:s/>Far be from me/ the thought of intensifying pain, but I would do/ your father wrong, and your mother injustice,/ if I did not avail myself of this event, apt to create/</text:span></text:p>
      <text:p text:style-name="P6"><text:span text:style-name="T3"/></text:p>
      <text:p text:style-name="P6"><text:span text:style-name="T3">[Page 4]</text:span></text:p>
      <text:p text:style-name="P6"><text:span text:style-name="T3">the deepest impression, to ask that you will/ honor the dead by an abiding affection and solicitude/ for the living. <text:s/>May you grow to shed lustre on your/ family and on your people and on the community of/ Philadelphia. <text:s/>But a being deserving of/ our fraternal commiseration in the highest degree, is the/ hoary headed father, compelled by an inscrutable decree/ to consign these remains to the cold earth. <text:s/>If David/ King of Israel, mourned and wept and refused to be con-/-soled because his son--though wicked and rebellious--had/ gone before him to the grave, what </text:span><text:span text:style-name="T2">he</text:span><text:span text:style-name="T3"> must he feel, who,/--as I am assured--received continual tokens of filial devotion/ from the departed. <text:s/>My aged fellow believer, too greatly/ tried already by bodily suffering, I must commend to the kind/ and considerate thought of the survivors. <text:s/>Oh let not the years/ which will fast glide away, fasten upon him a crushing/ weight of sorrow, but let his latter days pass by with-/-out inflincting[sic!] additional anguish, let the transition/ from the mortal to the immortal be made easy and peace-/-ful through the care of children and relatives. <text:s/>And/ for the departed let us pray (Here a prayer followed)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16T13:11:18.40</meta:creation-date>
    <dc:date>2012-10-16T13:43:45.98</dc:date>
    <dc:creator>Penn Libraries</dc:creator>
    <meta:editing-duration>PT00H02M07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69" meta:word-count="996" meta:character-count="6119"/>
  </office:meta>
</office:document-meta>
</file>